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4-09-19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4-08-19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4-07-2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4-06-18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4-05-1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9544" calcext:value-type="float">
            <text:p>-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4-04-1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4-03-1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4-01-25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3-12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3-11-16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3-10-20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3-09-2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3-08-1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3-07-16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3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3-05-1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3-04-21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3-03-15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3-02-2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3-01-28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2-12-10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2-11-2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2848" calcext:value-type="float">
            <text:p>-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2-10-17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2-09-19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9928" calcext:value-type="float">
            <text:p>-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2-08-18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2-07-14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2-06-1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2-05-1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2-04-2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2-02-22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2-01-29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556" calcext:value-type="float">
            <text:p>-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1-12-1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1-11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1-10-29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1-09-20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1-08-19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1-07-1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1-06-2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1-05-1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1-04-21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1-03-23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1-02-22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1-01-30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0-12-21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0-11-18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0-10-2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0-09-22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0-08-2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0-07-21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0-06-18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0-05-19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0-04-24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0-03-26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20-02-25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1944" calcext:value-type="float">
            <text:p>-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9-12-13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9-11-1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9-10-08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9-09-12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9-08-1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9-07-10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9-06-11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2872" calcext:value-type="float">
            <text:p>-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9-05-14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9-04-09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9-03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8-12-17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8-11-19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8-10-0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9344" calcext:value-type="float">
            <text:p>-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8-09-10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8-08-08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8-07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6232" calcext:value-type="float">
            <text:p>-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8-06-15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8-05-16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8-04-1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8-03-1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6536" calcext:value-type="float">
            <text:p>-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8-01-12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1776" calcext:value-type="float">
            <text:p>-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7-12-12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7-11-14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7-10-12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7-03-16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9792" calcext:value-type="float">
            <text:p>-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7-02-14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188" calcext:value-type="float">
            <text:p>-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7-01-09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044" calcext:value-type="float">
            <text:p>-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6-12-14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5744" calcext:value-type="float">
            <text:p>-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6-10-24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6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4-10-2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6336" calcext:value-type="float">
            <text:p>-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4-09-1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4-08-2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896" calcext:value-type="float">
            <text:p>-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4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4-06-19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4-05-1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4-04-1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4-03-1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4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3-11-18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1056" calcext:value-type="float">
            <text:p>-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3-10-1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3-09-1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3-08-1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3-07-29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3-06-1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3-05-14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3-04-2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896" calcext:value-type="float">
            <text:p>-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3-03-1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896" calcext:value-type="float">
            <text:p>-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3-02-20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2-11-1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2-10-1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2-09-1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2-08-1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2-06-2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5376" calcext:value-type="float">
            <text:p>-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2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2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2-03-1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1-11-2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1-10-18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1-09-2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1-08-1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1-07-1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1-06-0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6096" calcext:value-type="float">
            <text:p>-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1-05-1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7056" calcext:value-type="float">
            <text:p>-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1-04-1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1856" calcext:value-type="float">
            <text:p>-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1-03-1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9936" calcext:value-type="float">
            <text:p>-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1-02-09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7056" calcext:value-type="float">
            <text:p>-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1-01-17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6576" calcext:value-type="float">
            <text:p>-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0-11-1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1776" calcext:value-type="float">
            <text:p>-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0-10-1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9856" calcext:value-type="float">
            <text:p>-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0-09-2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0-08-1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2256" calcext:value-type="float">
            <text:p>-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0-07-1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7536" calcext:value-type="float">
            <text:p>-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0-06-1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5216" calcext:value-type="float">
            <text:p>-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0-05-1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7616" calcext:value-type="float">
            <text:p>-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0-04-1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9536" calcext:value-type="float">
            <text:p>-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0-03-1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9536" calcext:value-type="float">
            <text:p>-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7136" calcext:value-type="float">
            <text:p>-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10-01-1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5216" calcext:value-type="float">
            <text:p>-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9-11-1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2336" calcext:value-type="float">
            <text:p>-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9-10-13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8016" calcext:value-type="float">
            <text:p>-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9-09-16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7536" calcext:value-type="float">
            <text:p>-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9-08-1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0416" calcext:value-type="float">
            <text:p>-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9-07-16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0416" calcext:value-type="float">
            <text:p>-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9-06-2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1376" calcext:value-type="float">
            <text:p>-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9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8824" calcext:value-type="float">
            <text:p>-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9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4736" calcext:value-type="float">
            <text:p>-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4736" calcext:value-type="float">
            <text:p>-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9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2336" calcext:value-type="float">
            <text:p>-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8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2736" calcext:value-type="float">
            <text:p>-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8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8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8-05-22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6576" calcext:value-type="float">
            <text:p>-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8-04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7056" calcext:value-type="float">
            <text:p>-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8-03-1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7056" calcext:value-type="float">
            <text:p>-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7-1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188" calcext:value-type="float">
            <text:p>-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7-10-1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1944" calcext:value-type="float">
            <text:p>-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7-09-1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7-08-23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5264" calcext:value-type="float">
            <text:p>-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7-07-2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7-06-1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1672" calcext:value-type="float">
            <text:p>-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7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6056" calcext:value-type="float">
            <text:p>-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9104" calcext:value-type="float">
            <text:p>-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6704" calcext:value-type="float">
            <text:p>-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6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6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7608" calcext:value-type="float">
            <text:p>-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6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6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324" calcext:value-type="float">
            <text:p>-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6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5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5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5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76" calcext:value-type="float">
            <text:p>-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5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4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4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4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4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3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3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3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52" calcext:value-type="float">
            <text:p>-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808" calcext:value-type="float">
            <text:p>-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64" calcext:value-type="float">
            <text:p>-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472" calcext:value-type="float">
            <text:p>-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2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2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2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2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296" calcext:value-type="float">
            <text:p>-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112" calcext:value-type="float">
            <text:p>-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2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544" calcext:value-type="float">
            <text:p>-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2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544" calcext:value-type="float">
            <text:p>-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1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1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016" calcext:value-type="float">
            <text:p>-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1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1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1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688" calcext:value-type="float">
            <text:p>-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208" calcext:value-type="float">
            <text:p>-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0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968" calcext:value-type="float">
            <text:p>-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872" calcext:value-type="float">
            <text:p>-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784" calcext:value-type="float">
            <text:p>-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0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176" calcext:value-type="float">
            <text:p>-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0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512" calcext:value-type="float">
            <text:p>-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0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200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464" calcext:value-type="float">
            <text:p>-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9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368" calcext:value-type="float">
            <text:p>-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224" calcext:value-type="float">
            <text:p>-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9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888" calcext:value-type="float">
            <text:p>-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9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9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9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264" calcext:value-type="float">
            <text:p>-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9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072" calcext:value-type="float">
            <text:p>-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8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8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2056" calcext:value-type="float">
            <text:p>-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8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7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7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456" calcext:value-type="float">
            <text:p>-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4728" calcext:value-type="float">
            <text:p>-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9448" calcext:value-type="float">
            <text:p>-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8112" calcext:value-type="float">
            <text:p>-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5404" calcext:value-type="float">
            <text:p>-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7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6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6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6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4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4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4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4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4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4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4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3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3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3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3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1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1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0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0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9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9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64" calcext:value-type="float">
            <text:p>-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054" calcext:value-type="float">
            <text:p>-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8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0784" calcext:value-type="float">
            <text:p>-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8" calcext:value-type="float">
            <text:p>-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8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7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6" calcext:value-type="float">
            <text:p>-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7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7816" calcext:value-type="float">
            <text:p>-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7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9784" calcext:value-type="float">
            <text:p>-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7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02" calcext:value-type="float">
            <text:p>-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7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7816" calcext:value-type="float">
            <text:p>-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7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7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6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3184" calcext:value-type="float">
            <text:p>-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6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3184" calcext:value-type="float">
            <text:p>-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6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26" calcext:value-type="float">
            <text:p>-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6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5816" calcext:value-type="float">
            <text:p>-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02" calcext:value-type="float">
            <text:p>-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6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1016" calcext:value-type="float">
            <text:p>-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2584" calcext:value-type="float">
            <text:p>-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2584" calcext:value-type="float">
            <text:p>-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6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7552" calcext:value-type="float">
            <text:p>-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5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5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7368" calcext:value-type="float">
            <text:p>-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5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7184" calcext:value-type="float">
            <text:p>-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5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5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5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14216" calcext:value-type="float">
            <text:p>-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2216" calcext:value-type="float">
            <text:p>-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5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1984" calcext:value-type="float">
            <text:p>-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5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6384" calcext:value-type="float">
            <text:p>-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4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2568" calcext:value-type="float">
            <text:p>-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4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0584" calcext:value-type="float">
            <text:p>-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4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8016" calcext:value-type="float">
            <text:p>-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4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4384" calcext:value-type="float">
            <text:p>-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4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14" calcext:value-type="float">
            <text:p>-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3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3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3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8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30106020001</text:p>
          </table:table-cell>
          <table:table-cell office:value-type="string" calcext:value-type="string">
            <text:p>197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1" meta:object-count="0"/>
    <meta:user-defined meta:name="AppVersion">3.0</meta:user-defined>
  </office:meta>
</office:document-meta>
</file>